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155cm" table:align="left"/>
    </style:style>
    <style:style style:name="Table1.A" style:family="table-column">
      <style:table-column-properties style:column-width="4.304cm"/>
    </style:style>
    <style:style style:name="Table1.B" style:family="table-column">
      <style:table-column-properties style:column-width="7.851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text-properties loext:padding="0cm" loext:border="non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11">
      <style:paragraph-properties fo:margin-top="0cm" fo:margin-bottom="0cm" loext:contextual-spacing="false"/>
    </style:style>
    <style:style style:name="P20" style:family="paragraph" style:parent-style-name="Text_20_body" style:list-style-name="L12">
      <style:paragraph-properties fo:margin-top="0cm" fo:margin-bottom="0cm" loext:contextual-spacing="false"/>
    </style:style>
    <style:style style:name="P21" style:family="paragraph" style:parent-style-name="Text_20_body" style:list-style-name="L13">
      <style:paragraph-properties fo:margin-top="0cm" fo:margin-bottom="0cm" loext:contextual-spacing="false"/>
    </style:style>
    <style:style style:name="P22" style:family="paragraph" style:parent-style-name="Table_20_Contents">
      <style:paragraph-properties fo:margin-top="0cm" fo:margin-bottom="0.499cm" loext:contextual-spacing="false"/>
    </style:style>
    <style:style style:name="P23" style:family="paragraph" style:parent-style-name="Table_20_Contents" style:list-style-name="L8">
      <style:paragraph-properties fo:margin-top="0cm" fo:margin-bottom="0.499cm" loext:contextual-spacing="false"/>
    </style:style>
    <style:style style:name="P24" style:family="paragraph" style:parent-style-name="Table_20_Contents" style:list-style-name="L9">
      <style:paragraph-properties fo:margin-top="0cm" fo:margin-bottom="0.499cm" loext:contextual-spacing="false"/>
    </style:style>
    <style:style style:name="P25" style:family="paragraph" style:parent-style-name="Table_20_Contents" style:list-style-name="L10">
      <style:paragraph-properties fo:margin-top="0cm" fo:margin-bottom="0.499cm" loext:contextual-spacing="false"/>
    </style:style>
    <style:style style:name="fr1"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1) What is Python? What are the benefits of using Python?</text:span> </text:p>
      <text:p text:style-name="Text_20_body">Python is a programming language with objects, modules, threads, exceptions and automatic memory management. The benefits of pythons are that it is simple and easy, portable, extensible, build-in data structure and it is an open source. </text:p>
      <text:p text:style-name="Text_20_body"><text:span text:style-name="Strong_20_Emphasis">2) What is PEP 8?</text:span> </text:p>
      <text:p text:style-name="Text_20_body">PEP 8 is a coding convention, a set of recommendation, about how to write your Python code more readable. </text:p>
      <text:p text:style-name="Text_20_body"><text:span text:style-name="Strong_20_Emphasis">3) What is pickling and unpickling?</text:span> </text:p>
      <text:p text:style-name="Text_20_body">Pickle module accepts any Python object and converts it into a string representation and dumps it into a file by using dump function, this process is called pickling. While the process of retrieving original Python objects from the stored string representation is called unpickling. </text:p>
      <text:p text:style-name="Text_20_body"><text:span text:style-name="Strong_20_Emphasis">4) How Python is interpreted?</text:span> </text:p>
      <text:p text:style-name="Text_20_body">Python language is an interpreted language. Python program runs directly from the source code. It converts the source code that is written by the programmer into an intermediate language, which is again translated into machine language that has to be executed. </text:p>
      <text:p text:style-name="Text_20_body"><text:span text:style-name="Strong_20_Emphasis">5) How memory is managed in Python?</text:span> </text:p>
      <text:list xml:id="list3715178738" text:style-name="L1">
        <text:list-item>
          <text:p text:style-name="P12">Python memory is managed by Python private heap space. All Python objects and data structures are located in a private heap. The programmer does not have an access to this private heap and interpreter takes care of this Python private heap.</text:p>
        </text:list-item>
        <text:list-item>
          <text:p text:style-name="P12">The allocation of Python heap space for Python objects is done by Python memory manager. The core API gives access to some tools for the programmer to code.</text:p>
        </text:list-item>
        <text:list-item>
          <text:p text:style-name="P1">Python also have an inbuilt garbage collector, which recycle all the unused memory and frees the memory and makes it available to the heap space.</text:p>
        </text:list-item>
      </text:list>
      <text:p text:style-name="Text_20_body"><text:span text:style-name="Strong_20_Emphasis">6) What are the tools that help to find bugs or perform static analysis?</text:span> </text:p>
      <text:p text:style-name="Text_20_body">PyChecker is a static analysis tool that detects the bugs in Python source code and warns about the style and complexity of the bug. Pylint is another tool that verifies whether the module meets the coding standard. </text:p>
      <text:p text:style-name="Text_20_body"><text:span text:style-name="Strong_20_Emphasis">7) What are Python decorators?</text:span> </text:p>
      <text:p text:style-name="Text_20_body">A Python decorator is a specific change that we make in Python syntax to alter functions easily. </text:p>
      <text:p text:style-name="Text_20_body"><text:span text:style-name="Strong_20_Emphasis">8) What is the difference between list and tuple?</text:span> </text:p>
      <text:p text:style-name="Text_20_body">The difference between list and tuple is that list is mutable while tuple is not. Tuple can be hashed for e.g as a key for dictionaries.</text:p>
      <text:section text:style-name="Sect1" text:name="div-gpt-ad-9092914-1">
        <text:p text:style-name="Text_20_body">https://www.youtube.com/watch?v=F6kmIpWWEdU&amp;list=PLeo1K3hjS3uuASpe-1LjfG5f14Bnozjwy&amp;index=2</text:p>
        <text:section text:style-name="Sect1" text:name="google_ads_iframe_/24132379/guru99.com_728x90_0__container__">
          <text:p text:style-name="P2"><draw:frame draw:style-name="fr1" draw:name="Object1" text:anchor-type="as-char" svg:width="19.262cm" svg:height="2.381cm" draw:z-index="0"><draw:floating-frame draw:frame-name="google_ads_iframe_/24132379/guru99.com_728x90_0"/></draw:frame></text:p>
        </text:section>
      </text:section>
      <text:p text:style-name="Text_20_body"><text:soft-page-break/><text:span text:style-name="Strong_20_Emphasis">9) How are arguments passed by value or by reference?</text:span> </text:p>
      <text:p text:style-name="Text_20_body">Everything in Python is an object and all variables hold references to the objects. The references values are according to the functions; as a result you cannot change the value of the references. However, you can change the objects if it is mutable. </text:p>
      <text:p text:style-name="Text_20_body"><text:span text:style-name="Strong_20_Emphasis">10) What is Dict and List comprehensions are?</text:span> </text:p>
      <text:p text:style-name="Text_20_body">They are syntax constructions to ease the creation of a Dictionary or List based on existing iterable. </text:p>
      <text:p text:style-name="Text_20_body"><text:span text:style-name="Strong_20_Emphasis">11) What are the built-in type does python provides?</text:span> </text:p>
      <text:p text:style-name="Text_20_body">There are mutable and Immutable types of Pythons built in types Mutable built-in types </text:p>
      <text:list xml:id="list1737587237" text:style-name="L2">
        <text:list-item>
          <text:p text:style-name="P13">List</text:p>
        </text:list-item>
        <text:list-item>
          <text:p text:style-name="P13">Sets</text:p>
        </text:list-item>
        <text:list-item>
          <text:p text:style-name="P3">Dictionaries</text:p>
        </text:list-item>
      </text:list>
      <text:p text:style-name="Text_20_body">Immutable built-in types </text:p>
      <text:list xml:id="list497249484" text:style-name="L3">
        <text:list-item>
          <text:p text:style-name="P14">Strings</text:p>
        </text:list-item>
        <text:list-item>
          <text:p text:style-name="P14">Tuples</text:p>
        </text:list-item>
        <text:list-item>
          <text:p text:style-name="P4">Numbers</text:p>
        </text:list-item>
      </text:list>
      <text:p text:style-name="Text_20_body"><text:span text:style-name="Strong_20_Emphasis">12) What is namespace in Python?</text:span> </text:p>
      <text:p text:style-name="Text_20_body">In Python, every name introduced has a place where it lives and can be hooked for. This is known as namespace. It is like a box where a variable name is mapped to the object placed. Whenever the variable is searched out, this box will be searched, to get corresponding object. </text:p>
      <text:p text:style-name="Text_20_body"><text:span text:style-name="Strong_20_Emphasis">13) What is lambda in Python?</text:span> </text:p>
      <text:p text:style-name="Text_20_body">It is a single expression anonymous function often used as inline function. </text:p>
      <text:p text:style-name="Text_20_body"><text:span text:style-name="Strong_20_Emphasis">14) Why lambda forms in python does not have statements?</text:span> </text:p>
      <text:p text:style-name="Text_20_body">A lambda form in python does not have statements as it is used to make new function object and then return them at runtime. </text:p>
      <text:p text:style-name="Text_20_body"><text:span text:style-name="Strong_20_Emphasis">15) What is pass in Python?</text:span> </text:p>
      <text:p text:style-name="Text_20_body">Pass means, no-operation Python statement, or in other words it is a place holder in compound statement, where there should be a blank left and nothing has to be written there. </text:p>
      <text:p text:style-name="Text_20_body"><text:span text:style-name="Strong_20_Emphasis">16) In Python what are iterators?</text:span> </text:p>
      <text:p text:style-name="Text_20_body">In Python, iterators are used to iterate a group of elements, containers like list. </text:p>
      <text:p text:style-name="Text_20_body"><text:span text:style-name="Strong_20_Emphasis">17) What is unittest in Python?</text:span> </text:p>
      <text:p text:style-name="Text_20_body">A unit testing framework in Python is known as unittest. It supports sharing of setups, automation testing, shutdown code for tests, aggregation of tests into collections etc.</text:p>
      <text:section text:style-name="Sect1" text:name="div-gpt-ad-9092914-2">
        <text:p text:style-name="Text_20_body"/>
        <text:section text:style-name="Sect1" text:name="google_ads_iframe_/24132379/guru99.com_728x90_1__container__">
          <text:p text:style-name="P2"><text:soft-page-break/><draw:frame draw:style-name="fr1" draw:name="Object2" text:anchor-type="as-char" svg:width="7.938cm" svg:height="6.615cm" draw:z-index="1"><draw:floating-frame draw:frame-name="google_ads_iframe_/24132379/guru99.com_728x90_1"/></draw:frame></text:p>
        </text:section>
      </text:section>
      <text:p text:style-name="Text_20_body"><text:span text:style-name="Strong_20_Emphasis">18) In Python what is slicing?</text:span> </text:p>
      <text:p text:style-name="Text_20_body">A mechanism to select a range of items from sequence types like list, tuple, strings etc. is known as slicing. </text:p>
      <text:p text:style-name="Text_20_body"><text:span text:style-name="Strong_20_Emphasis">19) What are generators in Python?</text:span> </text:p>
      <text:p text:style-name="Text_20_body">The way of implementing iterators are known as generators. It is a normal function except that it yields expression in the function. </text:p>
      <text:p text:style-name="Text_20_body"><text:span text:style-name="Strong_20_Emphasis">20) What is docstring in Python?</text:span> </text:p>
      <text:p text:style-name="Text_20_body">A Python documentation string is known as docstring, it is a way of documenting Python functions, modules and classes. </text:p>
      <text:p text:style-name="Text_20_body"><text:span text:style-name="Strong_20_Emphasis">21) How can you copy an object in Python?</text:span> </text:p>
      <text:p text:style-name="Text_20_body">To copy an object in Python, you can try copy.copy () or copy.deepcopy() for the general case. You cannot copy all objects but most of them. </text:p>
      <text:p text:style-name="Text_20_body"><text:span text:style-name="Strong_20_Emphasis">22) What is negative index in Python?</text:span> </text:p>
      <text:p text:style-name="Text_20_body">Python sequences can be index in positive and negative numbers. For positive index, 0 is the first index, 1 is the second index and so forth. For negative index, (-1) is the last index and (-2) is the second last index and so forth. </text:p>
      <text:p text:style-name="Text_20_body"><text:span text:style-name="Strong_20_Emphasis">23) How you can convert a number to a string?</text:span> </text:p>
      <text:p text:style-name="Text_20_body">In order to convert a number into a string, use the inbuilt function str(). If you want a octal or hexadecimal representation, use the inbuilt function oct() or hex(). </text:p>
      <text:p text:style-name="Text_20_body"><text:span text:style-name="Strong_20_Emphasis">24) What is the difference between Xrange and range?</text:span> </text:p>
      <text:p text:style-name="Text_20_body">Xrange returns the xrange object while range returns the list, and uses the same memory and no matter what the range size is. </text:p>
      <text:p text:style-name="Text_20_body"><text:span text:style-name="Strong_20_Emphasis">25) What is module and package in Python?</text:span> </text:p>
      <text:p text:style-name="Text_20_body">In Python, module is the way to structure program. Each Python program file is a module, which imports other modules like objects and attributes. </text:p>
      <text:p text:style-name="Text_20_body">The folder of Python program is a package of modules. A package can have modules or subfolders. </text:p>
      <text:p text:style-name="Text_20_body"><text:soft-page-break/><text:span text:style-name="Strong_20_Emphasis">26) Mention what are the rules for local and global variables in Python?</text:span> </text:p>
      <text:p text:style-name="Text_20_body"><text:span text:style-name="Strong_20_Emphasis">Local variables</text:span>: If a variable is assigned a new value anywhere within the function's body, it's assumed to be local.</text:p>
      <text:section text:style-name="Sect1" text:name="div-gpt-ad-9092914-6">
        <text:p text:style-name="Text_20_body"/>
        <text:section text:style-name="Sect1" text:name="google_ads_iframe_/24132379/guru99.com_728x90_2__container__">
          <text:p text:style-name="P2"><draw:frame draw:style-name="fr1" draw:name="Object3" text:anchor-type="as-char" svg:width="8.89cm" svg:height="7.408cm" draw:z-index="2"><draw:floating-frame draw:frame-name="google_ads_iframe_/24132379/guru99.com_728x90_2"/></draw:frame></text:p>
        </text:section>
      </text:section>
      <text:p text:style-name="Text_20_body"><text:span text:style-name="Strong_20_Emphasis">Global variables</text:span>: Those variables that are only referenced inside a function are implicitly global. </text:p>
      <text:p text:style-name="Text_20_body"><text:span text:style-name="Strong_20_Emphasis">27) How can you share global variables across modules?</text:span> </text:p>
      <text:p text:style-name="Text_20_body">To share global variables across modules within a single program, create a special module. Import the config module in all modules of your application. The module will be available as a global variable across modules. </text:p>
      <text:p text:style-name="Text_20_body"><text:span text:style-name="Strong_20_Emphasis">28) Explain how can you make a Python Script executable on Unix?</text:span> </text:p>
      <text:p text:style-name="Text_20_body">To make a Python Script executable on Unix, you need to do two things, </text:p>
      <text:list xml:id="list572338994" text:style-name="L4">
        <text:list-item>
          <text:p text:style-name="P15">Script file's mode must be executable and</text:p>
        </text:list-item>
        <text:list-item>
          <text:p text:style-name="P5">the first line must begin with # ( #!/usr/local/bin/python)</text:p>
        </text:list-item>
      </text:list>
      <text:p text:style-name="Text_20_body"><text:span text:style-name="Strong_20_Emphasis">29) Explain how to delete a file in Python?</text:span> </text:p>
      <text:p text:style-name="Text_20_body">By using a command os.remove (filename) or os.unlink(filename) </text:p>
      <text:p text:style-name="Text_20_body"><text:span text:style-name="Strong_20_Emphasis">30) Explain how can you generate random numbers in Python?</text:span> </text:p>
      <text:p text:style-name="Text_20_body">To generate random numbers in Python, you need to import command as </text:p>
      <text:p text:style-name="Text_20_body">import random </text:p>
      <text:p text:style-name="Text_20_body">random.random() </text:p>
      <text:p text:style-name="Text_20_body">This returns a random floating point number in the range [0,1) </text:p>
      <text:p text:style-name="Text_20_body"><text:span text:style-name="Strong_20_Emphasis">31) Explain how can you access a module written in Python from C?</text:span> </text:p>
      <text:p text:style-name="Text_20_body">You can access a module written in Python from C by following method, </text:p>
      <text:p text:style-name="Text_20_body">Module = =PyImport_ImportModule("&lt;modulename&gt;"); </text:p>
      <text:p text:style-name="Text_20_body"><text:soft-page-break/><text:span text:style-name="Strong_20_Emphasis">32) Mention the use of // operator in Python?</text:span> </text:p>
      <text:p text:style-name="Text_20_body">It is a Floor Divisionoperator , which is used for dividing two operands with the result as quotient showing only digits before the decimal point. For instance, 10//5 = 2 and 10.0//5.0 = 2.0. </text:p>
      <text:p text:style-name="Text_20_body"><text:span text:style-name="Strong_20_Emphasis">33) Mention five benefits of using Python?</text:span> </text:p>
      <text:list xml:id="list1954948409" text:style-name="L5">
        <text:list-item>
          <text:p text:style-name="P16">Python comprises of a huge standard library for most Internet platforms like Email, HTML, etc.</text:p>
        </text:list-item>
        <text:list-item>
          <text:p text:style-name="P16">Python does not require explicit memory management as the interpreter itself allocates the memory to new variables and free them automatically</text:p>
        </text:list-item>
        <text:list-item>
          <text:p text:style-name="P16">Provide easy readability due to use of square brackets</text:p>
        </text:list-item>
        <text:list-item>
          <text:p text:style-name="P16">Easy-to-learn for beginners</text:p>
        </text:list-item>
        <text:list-item>
          <text:p text:style-name="P6">Having the built-in data types saves programming time and effort from declaring variables</text:p>
        </text:list-item>
      </text:list>
      <text:p text:style-name="Text_20_body"><text:span text:style-name="Strong_20_Emphasis">34) Mention the use of the split function</text:span> <text:span text:style-name="Strong_20_Emphasis">in Python</text:span>? </text:p>
      <text:p text:style-name="Text_20_body">The use of the split function in Python is that it breaks a string into shorter strings using the defined separator. It gives a list of all words present in the string. </text:p>
      <text:p text:style-name="Text_20_body"><text:span text:style-name="Strong_20_Emphasis">35) Explain what is Flask &amp; its benefits</text:span>? </text:p>
      <text:p text:style-name="Text_20_body">Flask is a web micro framework for Python based on "Werkzeug, Jinja 2 and good intentions" BSD licensed. Werkzeug and jingja are two of its dependencies. </text:p>
      <text:p text:style-name="Text_20_body">Flask is part of the micro-framework. Which means it will have little to no dependencies on external libraries. It makes the framework light while there is little dependency to update and less security bugs. </text:p>
      <text:p text:style-name="Text_20_body"><text:span text:style-name="Strong_20_Emphasis">36) Mention what is the difference between Django, Pyramid, and Flask?</text:span> </text:p>
      <text:p text:style-name="Text_20_body">Flask is a "microframework" primarily build for a small application with simpler requirements. In flask, you don't have to use external libraries. Flask is ready to use. </text:p>
      <text:p text:style-name="Text_20_body">Pyramid are build for larger applications. It provides flexibility and lets the developer use the right tools for their project. The developer can choose the database, URL structure, templating style and more. Pyramid is heavy configurable. </text:p>
      <text:p text:style-name="Text_20_body">Like Pyramid, Django can also used for larger applications. It includes an ORM. </text:p>
      <text:p text:style-name="Text_20_body"><text:span text:style-name="Strong_20_Emphasis">37) Mention what is Flask-WTF and what are their features?</text:span> </text:p>
      <text:p text:style-name="Text_20_body">Flask-WTF offers simple integration with WTForms. Features include for Flask WTF are </text:p>
      <text:list xml:id="list2706764852" text:style-name="L6">
        <text:list-item>
          <text:p text:style-name="P17">Integration with wtforms</text:p>
        </text:list-item>
        <text:list-item>
          <text:p text:style-name="P17">Secure form with csrf token</text:p>
        </text:list-item>
        <text:list-item>
          <text:p text:style-name="P17">Global csrf protection</text:p>
        </text:list-item>
        <text:list-item>
          <text:p text:style-name="P17">Internationalization integration</text:p>
        </text:list-item>
        <text:list-item>
          <text:p text:style-name="P17">Recaptcha supporting</text:p>
        </text:list-item>
        <text:list-item>
          <text:p text:style-name="P7">File upload that works with Flask Uploads</text:p>
        </text:list-item>
      </text:list>
      <text:p text:style-name="Text_20_body"><text:span text:style-name="Strong_20_Emphasis">38) Explain what is the common way for the Flask script to work?</text:span> </text:p>
      <text:p text:style-name="Text_20_body">The common way for the flask script to work is </text:p>
      <text:list xml:id="list2051121472" text:style-name="L7">
        <text:list-item>
          <text:p text:style-name="P18">Either it should be the import path for your application</text:p>
        </text:list-item>
        <text:list-item>
          <text:p text:style-name="P8"><text:soft-page-break/>Or the path to a Python file</text:p>
        </text:list-item>
      </text:list>
      <text:p text:style-name="Text_20_body"><text:span text:style-name="Strong_20_Emphasis">39) Explain how you can access sessions in Flask?</text:span> </text:p>
      <text:p text:style-name="Text_20_body">A session basically allows you to remember information from one request to another. In a flask, it uses a signed cookie so the user can look at the session contents and modify. The user can modify the session if only it has the secret key Flask.secret_key. </text:p>
      <text:p text:style-name="Text_20_body"><text:span text:style-name="Strong_20_Emphasis">40) Is Flask an MVC model and if yes give an example showing MVC pattern for your application?</text:span> </text:p>
      <text:p text:style-name="Text_20_body">Basically, Flask is a minimalistic framework which behaves same as MVC framework. So MVC is a perfect fit for Flask, and the pattern for MVC we will consider for the following example </text:p>
      <table:table table:name="Table1" table:style-name="Table1">
        <table:table-column table:style-name="Table1.A"/>
        <table:table-column table:style-name="Table1.B"/>
        <table:table-row>
          <table:table-cell table:style-name="Table1.A1" office:value-type="string">
            <text:p text:style-name="P22">from flask import Flask </text:p>
            <text:p text:style-name="P22">app = Flask(_name_) </text:p>
            <text:p text:style-name="P22">@app.route("/") </text:p>
            <text:p text:style-name="P22">Def hello(): </text:p>
            <text:p text:style-name="P22">return "Hello World" </text:p>
            <text:p text:style-name="P22">app.run(debug = True) </text:p>
          </table:table-cell>
          <table:table-cell table:style-name="Table1.A1" office:value-type="string">
            <text:p text:style-name="P22">In this code your, </text:p>
            <text:list xml:id="list1084809112" text:style-name="L8">
              <text:list-item>
                <text:p text:style-name="P23">Configuration part will be</text:p>
              </text:list-item>
            </text:list>
            <text:p text:style-name="P22">from flask import Flask </text:p>
            <text:p text:style-name="P22">app = Flask(_name_) </text:p>
            <text:list xml:id="list554747668" text:style-name="L9">
              <text:list-item>
                <text:p text:style-name="P24">View part will be</text:p>
              </text:list-item>
            </text:list>
            <text:p text:style-name="P22">@app.route("/") </text:p>
            <text:p text:style-name="P22">Def hello(): </text:p>
            <text:p text:style-name="P22">return "Hello World" </text:p>
            <text:list xml:id="list1711668543" text:style-name="L10">
              <text:list-item>
                <text:p text:style-name="P25">While you model or main part will be</text:p>
              </text:list-item>
            </text:list>
            <text:p text:style-name="P22">app.run(debug = True) </text:p>
          </table:table-cell>
        </table:table-row>
      </table:table>
      <text:p text:style-name="Text_20_body"><text:span text:style-name="Strong_20_Emphasis">41) Explain database connection in Python Flask?</text:span> </text:p>
      <text:p text:style-name="Text_20_body">Flask supports database powered application (RDBS). Such system requires creating a schema, which requires piping the shema.sql file into a sqlite3 command. So you need to install sqlite3 command in order to create or initiate the database in Flask. </text:p>
      <text:p text:style-name="Text_20_body">Flask allows to request database in three ways </text:p>
      <text:list xml:id="list4065964191" text:style-name="L11">
        <text:list-item>
          <text:p text:style-name="P19">before_request() : They are called before a request and pass no arguments</text:p>
        </text:list-item>
        <text:list-item>
          <text:p text:style-name="P19">after_request() : They are called after a request and pass the response that will be sent to the client</text:p>
        </text:list-item>
        <text:list-item>
          <text:p text:style-name="P9">teardown_request(): They are called in situation when exception is raised, and response are not guaranteed. They are called after the response been constructed. They are not allowed to modify the request, and their values are ignored.</text:p>
        </text:list-item>
      </text:list>
      <text:p text:style-name="Text_20_body"><text:span text:style-name="Strong_20_Emphasis">42) You are having multiple Memcache servers running Python, in which one of the memcacher server fails, and it has your data, will it ever try to get key data from that one failed server?</text:span> </text:p>
      <text:p text:style-name="Text_20_body"><text:soft-page-break/>The data in the failed server won't get removed, but there is a provision for auto-failure, which you can configure for multiple nodes. Fail-over can be triggered during any kind of socket or Memcached server level errors and not during normal client errors like adding an existing key, etc. </text:p>
      <text:p text:style-name="Text_20_body"><text:span text:style-name="Strong_20_Emphasis">43) Explain how you can minimize the Memcached server outages in your Python Development?</text:span> </text:p>
      <text:list xml:id="list4039658207" text:style-name="L12">
        <text:list-item>
          <text:p text:style-name="P20">When one instance fails, several of them goes down, this will put larger load on the database server when lost data is reloaded as client make a request. To avoid this, if your code has been written to minimize cache stampedes then it will leave a minimal impact</text:p>
        </text:list-item>
        <text:list-item>
          <text:p text:style-name="P20">Another way is to bring up an instance of Memcached on a new machine using the lost machines IP address</text:p>
        </text:list-item>
        <text:list-item>
          <text:p text:style-name="P20">Code is another option to minimize server outages as it gives you the liberty to change the Memcached server list with minimal work</text:p>
        </text:list-item>
        <text:list-item>
          <text:p text:style-name="P10">Setting timeout value is another option that some Memcached clients implement for Memcached server outage. When your Memcached server goes down, the client will keep trying to send a request till the time-out limit is reached</text:p>
        </text:list-item>
      </text:list>
      <text:p text:style-name="Text_20_body"><text:span text:style-name="Strong_20_Emphasis">44) Explain what is Dogpile effect? How can you prevent this effect?</text:span> </text:p>
      <text:p text:style-name="Text_20_body">Dogpile effect is referred to the event when cache expires, and websites are hit by the multiple requests made by the client at the same time. This effect can be prevented by using semaphore lock. In this system when value expires, first process acquires the lock and starts generating new value. </text:p>
      <text:p text:style-name="Text_20_body"><text:span text:style-name="Strong_20_Emphasis">45) Explain how Memcached should not be used in your Python project?</text:span> </text:p>
      <text:list xml:id="list952375300" text:style-name="L13">
        <text:list-item>
          <text:p text:style-name="P21">Memcached common misuse is to use it as a data store, and not as a cache </text:p>
        </text:list-item>
        <text:list-item>
          <text:p text:style-name="P21">Never use Memcached as the only source of the information you need to run your application. Data should always be available through another source as well </text:p>
        </text:list-item>
        <text:list-item>
          <text:p text:style-name="P21">Memcached is just a key or value store and cannot perform query over the data or iterate over the contents to extract information </text:p>
        </text:list-item>
        <text:list-item>
          <text:p text:style-name="P11">Memcached does not offer any form of security either in encryption or authentic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6:45:57.830881416</meta:creation-date>
    <meta:generator>LibreOffice/6.0.7.3$Linux_X86_64 LibreOffice_project/00m0$Build-3</meta:generator>
    <dc:date>2020-04-01T16:54:21.965497242</dc:date>
    <meta:editing-duration>PT8M32S</meta:editing-duration>
    <meta:editing-cycles>2</meta:editing-cycles>
    <meta:document-statistic meta:table-count="1" meta:image-count="0" meta:object-count="3" meta:page-count="7" meta:paragraph-count="152" meta:word-count="2272" meta:character-count="13250" meta:non-whitespace-character-count="11055"/>
  </office:meta>
</office:document-meta>
</file>